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5af5e" officeooo:paragraph-rsid="0005af5e"/>
    </style:style>
    <style:style style:name="P2" style:family="paragraph" style:parent-style-name="Preformatted_20_Text">
      <style:text-properties officeooo:rsid="000779b7" officeooo:paragraph-rsid="000779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l était une fois dans une contrée lointaine 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9T13:50:20.101894172</dc:date>
    <meta:editing-duration>PT2M50S</meta:editing-duration>
    <meta:editing-cycles>3</meta:editing-cycles>
    <meta:document-statistic meta:table-count="0" meta:image-count="0" meta:object-count="0" meta:page-count="1" meta:paragraph-count="2" meta:word-count="8" meta:character-count="46" meta:non-whitespace-character-count="37"/>
  </office:meta>
</office:document-meta>
</file>